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思源黑体 CN" svg:font-family="'思源黑体 CN'"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list-style-name="L1">
      <style:paragraph-properties fo:break-before="page"/>
      <style:text-properties fo:font-size="12pt" officeooo:paragraph-rsid="000c7ea6" style:font-size-asian="12pt" style:font-size-complex="12pt"/>
    </style:style>
    <style:style style:name="P2" style:family="paragraph" style:parent-style-name="Standard">
      <style:text-properties fo:font-size="12pt" officeooo:paragraph-rsid="000c7ea6" style:font-size-asian="12pt" style:font-size-complex="12pt"/>
    </style:style>
    <style:style style:name="P3" style:family="paragraph" style:parent-style-name="Standard">
      <style:text-properties fo:font-size="12pt" officeooo:rsid="000b8363" officeooo:paragraph-rsid="000c7ea6" style:font-size-asian="12pt" style:font-size-complex="12pt"/>
    </style:style>
    <style:style style:name="P4" style:family="paragraph" style:parent-style-name="Standard">
      <style:text-properties fo:font-size="12pt" fo:font-style="italic" officeooo:paragraph-rsid="000c7ea6" style:font-size-asian="12pt" style:font-style-asian="italic" style:font-size-complex="12pt" style:font-style-complex="italic"/>
    </style:style>
    <style:style style:name="P5" style:family="paragraph" style:parent-style-name="Standard">
      <style:text-properties fo:font-size="12pt" fo:font-style="normal" officeooo:paragraph-rsid="000c7ea6" style:font-size-asian="12pt" style:font-style-asian="normal" style:font-size-complex="12pt" style:font-style-complex="normal"/>
    </style:style>
    <style:style style:name="P6" style:family="paragraph" style:parent-style-name="Standard">
      <style:text-properties fo:color="#c9211e" loext:opacity="100%" fo:font-size="12pt" officeooo:paragraph-rsid="000c7ea6" style:font-size-asian="12pt" style:font-size-complex="12pt"/>
    </style:style>
    <style:style style:name="P7" style:family="paragraph" style:parent-style-name="Standard">
      <style:text-properties fo:color="#c9211e" loext:opacity="100%" fo:font-size="12pt" fo:font-weight="bold" officeooo:paragraph-rsid="000c7ea6" style:font-size-asian="12pt" style:font-weight-asian="bold" style:font-size-complex="12pt" style:font-weight-complex="bold"/>
    </style:style>
    <style:style style:name="P8" style:family="paragraph" style:parent-style-name="Standard">
      <style:text-properties fo:font-size="12pt" officeooo:rsid="001c63bd" officeooo:paragraph-rsid="000c7ea6" style:font-size-asian="12pt" style:font-size-complex="12pt"/>
    </style:style>
    <style:style style:name="T1" style:family="text">
      <style:text-properties fo:color="#c9211e" loext:opacity="100%"/>
    </style:style>
    <style:style style:name="T2" style:family="text">
      <style:text-properties officeooo:rsid="0011b084"/>
    </style:style>
    <style:style style:name="T3" style:family="text">
      <style:text-properties officeooo:rsid="0009bdc5"/>
    </style:style>
    <style:style style:name="T4" style:family="text">
      <style:text-properties fo:color="#c9211e" loext:opacity="100%"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观前须知：</text:p>
        </text:list-header>
      </text:list>
      <text:p text:style-name="P2"/>
      <text:p text:style-name="P3">2025.5.3下午，云水怒小组和群众革命社的线上高中生组织路线会议召开。主办人是同时参与雪原篝火工作的云水怒小组领导人，小王同志，还有群众革命社的领导者之一，中夏同志。</text:p>
      <text:p text:style-name="P2">篝火本身有乱码同志和叮咚鸡同志参与，列席的有东风，劳解，还有其他的组织，其中大部分有线下工作，或是即将进行线下的融工融学态度。</text:p>
      <text:p text:style-name="P2">但是在会议召开的时候，出了岔子。</text:p>
      <text:p text:style-name="P2">椿宫，高三生，广州大资产阶级家庭生人，前工农解放社成员，是一名前毛派，后因为托派伴侣转向投机的托洛茨基分子。因为其充满反革命罪状和荒谬的错误以及为大群的燎原供稿等问题，椿宫在推特和篝火成员，劳动解放社的渡边和乙同志起了冲突。解决方案近乎可以称之为荒谬——椿宫毫无羞耻的通过非法手段，获取了两位同志的身份信息，并将其在推特百鬼夜行一般的推特公开的进行了散发。</text:p>
      <text:p text:style-name="P2">如此的无耻行为带来的自然是极坏的影响——劳动解放社哪怕赢得了论战，但是因为隐私泄露，被迫退出推特的活动，在撤回至相对安全的电报的过程中丧失了影响力和一部分可靠的同志。两位同志在线下也遭到了骚扰。</text:p>
      <text:p text:style-name="P2">然而，在会议召开的时候，东风出席旁听的文具女（砝码）认出了椿宫。这个叛徒，现在作为工农解放社的成员，参加了会议。</text:p>
      <text:p text:style-name="P2">虽然篝火及时通告了情况，中夏同志也清除了椿宫，但是在后续的处理上，吊诡的事情发生了。工农的两位同志对他们的反革命同道进行了百般的推诿和耍无赖，斯登甚至公开的认为这件事情已经过去了，篝火是无理取闹。</text:p>
      <text:p text:style-name="P2">乱码因此提出了严肃的批评：</text:p>
      <text:p text:style-name="P4">就说公开个人信息这件事吧！这不是撒泼打滚，你本来就不是马列毛主义者，你的推特暴露了一切。我不会称一个在推特上喷粪，屡次侮辱近乎所有毛主义者称之为导师的人，为同志；况且，我们讨论的，是原则性的问题，<text:span text:style-name="T1">也就是，不要向修正主义，出卖和自己观点不同的人。我们都是反建制左派，这群人是被中修迫害的最严重的</text:span>！</text:p>
      <text:p text:style-name="P4">况且，你压根不知道这件事情对我们的一个同志造成的灾难性后果。<text:span text:style-name="T1">你的反革命活动，讓一個同志因此長期待在異國他鄉；讓他因為這件事而不得不面對災難性的歐美資產階級教育；你讓他因為這件事而不得不和中國這片革命土地相分離；你讓他因為這件事而遭受各種各樣的惡言惡語；你让他的家人屡次被警方调查和反革命短信骚扰！請問：以上所有的事情显示的是，這只是一件小小的撒潑打滾嗎？</text:span></text:p>
      <text:p text:style-name="P5">这样的义愤填膺，换来的却是轻飘飘的回复：</text:p>
      <text:p text:style-name="P4">关键在于，第一、她只是要了一个人的个人信息，而且没有给出详细的信息，更何况在这之后二人关系还缓和了。第二、现在没有证据证明她将任何人的消息报告给了中修警察，也没有证据表明她在用"开盒"作为政治斗争的方式。因此我认为同志的指责是没有根据的。</text:p>
      <text:p text:style-name="P5">与此同时，在伐修社的电报群组中，徐博古公开的宣传东风的反动性质，并号召其他同志和“电报的修正主义者划清界限”。</text:p>
      <text:p text:style-name="P2">篝火在过去曾经收到过来自于十一月评论的一封举报信，信中认为，臭名昭著的修正主义阴谋组织，中修政治斗争的棋子，北京左派活动圈两条毒蛇之一的求是系，在疫情后以工农解放社的名号活动，干扰并“建制化”中国的革命左翼运动。</text:p>
      <text:p text:style-name="P2">徐博古作为<text:span text:style-name="T2">xmpp组织成员的身份，和我们在工农解放社中碰的钉子，让我们决定，开启调查，经由两条线索：</text:span></text:p>
      <text:p text:style-name="P2">一个名叫“红花浪漫”的投机分子对<text:span text:style-name="T2">xmpp群组的夺权密谋</text:span></text:p>
      <text:p text:style-name="P2">工农解放社的现状</text:p>
      <text:p text:style-name="P2">来进行调查。</text:p>
      <text:p text:style-name="P6">因为求是系本身所带有的黑箱阴谋组织的性质，以及<text:span text:style-name="T3">xmpp本身的隐私注重导致的大量牛鬼蛇神的聚集，我们现有的调查结论，皆为在极为有限而且极为混乱的情况通告和材料获取的基础上，经过马列毛和唯物辩证法的分析后，得出的初步的结论。</text:span></text:p>
      <text:p text:style-name="P6">正因如此，本篇调查报告为内部讨论素材。</text:p>
      <text:p text:style-name="P6">本临时调查组对其中的一切推论不做任何形式的保证。</text:p>
      <text:p text:style-name="P6">我们自己会随时在一切经过唯物辩证法推断属实的前提下推翻此处的报告中提及的一切假设。</text:p>
      <text:p text:style-name="P2">——马万岁</text:p>
      <text:p text:style-name="P2"/>
      <text:p text:style-name="P2"><text:soft-page-break/>对于工解的调查:</text:p>
      <text:p text:style-name="P2">1.托派小团体疑似存在，从主页托派网站到及其可疑的为盒狗辩护，推测存在打入主义建成的小组 <text:s/></text:p>
      <text:p text:style-name="P2">2.红花系对工解的渗透程度几乎为零，从最近登出红花给出的回复中，红花施加影响的尝试(讨论经久不衰的色情话题，一连讨论2-3天)被粉碎，但从红花的答复中看，工解群聊确实存在混乱。</text:p>
      <text:p text:style-name="P2">3.工解路线在2024年11月左右发生转变，从提纲中可以看出，应该是更为注重线下工作，随后发布的融工报告可以证明存在手工业式融工，但是，有组织的融工并不存在。结合工解创立于RSF，论坛名称为"马列毛统一战线论坛",有可能被夺舍或一直受求是控制，另一个证据是工解存在一段时间空窗期，可能被夺舍。 </text:p>
      <text:p text:style-name="P7">4.工解目前内部极度混乱，中毛共组织是否有影响不得而知，但目前群聊陷入无人管理状态，结合其内部情况混乱，比较危险。</text:p>
      <text:p text:style-name="P2"/>
      <text:p text:style-name="P2">对于伐修社的调查是:</text:p>
      <text:p text:style-name="P2"><text:s/>1.红花阴谋集团可以确定渗透进了伐修社，从红花负责授予发言权，与现行伐修社审核哨塔公开宣称由文革斗争社领导，以及伐修社创建XMPP群后野草作为管理，可以看出。其中一个证据为，伐修社一贯对十一月评论抱有负面态度，但绝对不存在近几天中如此敌对态势，而这种态势是继续革命社与文革斗争社一贯的，在野草发表对十一月评论的负面评价后，伐修社中的麦子熟才开始攻击十一月评论的，并非伐修社"自发"对十一月评论的攻击。 </text:p>
      <text:p text:style-name="P2">另一个证据是，徐博古(明确的红花集团人员，深度参与继续革命社与文革斗争社)在伐修社内大肆活动，昨晚甚至出现公开宣传继续革命社与文革斗争社行为。从伐修社涉及徐博古，红花，野草等成员来看，目前其线上组织已经被渗透。值得一提的是，电报管理红星对此态度不明，从日常发言看，似乎不是红花集团的一员 <text:s/></text:p>
      <text:p text:style-name="P2">2.自洪流死后与XMPP群组创立以来，伐修社作为洪流时期明确有线下工作队的组织，疑似出现线上与线下分离情况。红花系一众人员(主要线上管理)并不存在融工组织，也绝不可能加入线下组织，可以断定，线上组织与线下组织出现裂痕，更有可能的是，<text:span text:style-name="T4">线上组织被篡夺</text:span>3.关于伐修社关系问题，昨晚，徐博古与赤旗于群聊中恶毒攻击东风，尝试与其交涉后，反而一再狡辩，其后续关系值得注意。</text:p>
      <text:p text:style-name="P2"/>
      <text:p text:style-name="P2">对于红花集团阴谋的调查是:</text:p>
      <text:p text:style-name="P2">1.经查证，红花在伐修社与文革斗争社中XMPP用户名相同，即一个人的不同昵称，可以断定其正在进行的阴谋确实存在。 </text:p>
      <text:p text:style-name="P2">2.利用ai分析表达方式与求证其他组织，可以确定梅尔就是红花，即红花系为梅尔，红花烂漫，红梅腊花，红色的花。借四个小号施行夺权阴谋 </text:p>
      <text:p text:style-name="P2">3.考察文革斗争社的历史，继续革命社，文革斗争社绝不是什么"兄弟组织"，其出现时间远早于继续革命社，就是红花夺权的受害者。</text:p>
      <text:p text:style-name="P2">4.结合伐修社分析，可以断定，红花系已经渗透了伐修社线上组织 </text:p>
      <text:p text:style-name="P2"><text:s/>5.继续革命社作为左翼社团，不存在任何，甚至是手工业的融工尝试，(尤其是面对提问闪烁其词，说什么没有权限告知)没有内部组织，这样反常的情况，因为其本身就是红花阴谋的产物。 </text:p>
      <text:p text:style-name="P2">6.结合举报信与未明子对激流网的剖析，其中出现的极度可疑的求是系对XMPP的行动，有可能红花大规模渗透是求是系的一环，但目前没有明确证据，有待观察 <text:s/></text:p>
      <text:p text:style-name="P2">7.目前已知疑似红花密谋集团成员:红花及小号，徐博古，野草，麦子熟</text:p>
      <text:p text:style-name="P8">8.贡萨罗派的群组曾经被红花占领过，但是后来被清除</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思源黑体 CN" svg:font-family="'思源黑体 CN'"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宋体"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宋体"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思源黑体 CN" style:font-family-asian="'思源黑体 CN'"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4T22:32:30.034740500</meta:creation-date>
    <dc:date>2025-05-04T22:32:59.631589600</dc:date>
    <meta:editing-duration>PT29S</meta:editing-duration>
    <meta:editing-cycles>1</meta:editing-cycles>
    <meta:document-statistic meta:table-count="0" meta:image-count="0" meta:object-count="0" meta:page-count="2" meta:paragraph-count="42" meta:word-count="2783" meta:character-count="2856" meta:non-whitespace-character-count="2842"/>
    <meta:generator>LibreOffice/25.2.2.2$Windows_X86_64 LibreOffice_project/7370d4be9e3cf6031a51beef54ff3bda878e3fac</meta:generator>
  </office:meta>
</office:document-meta>
</file>